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2151" officeooo:paragraph-rsid="0005215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2151" officeooo:paragraph-rsid="0005215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151" officeooo:paragraph-rsid="0005313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2151" officeooo:paragraph-rsid="000521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5313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5215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67f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5215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8dfd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ade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dfdf" officeooo:paragraph-rsid="0008dfd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dfdf" officeooo:paragraph-rsid="0008dfd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67f66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IBMPlexMono, monospace," officeooo:paragraph-rsid="00067f66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8dfdf" fo:background-color="#fffff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2151" officeooo:paragraph-rsid="00067f66" fo:background-color="#fffff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12pt" fo:letter-spacing="normal" fo:font-style="normal" style:text-underline-style="none" fo:font-weight="normal" officeooo:rsid="0008dfdf" officeooo:paragraph-rsid="0008dfd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212121" loext:opacity="100%" style:font-name="Inter" fo:font-size="12pt" fo:letter-spacing="normal" fo:font-style="normal" style:text-underline-style="none" fo:font-weight="normal" officeooo:rsid="0008dfdf" officeooo:paragraph-rsid="0008dfd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12pt" fo:letter-spacing="normal" fo:font-style="normal" style:text-underline-style="none" fo:font-weight="normal" officeooo:rsid="000c855f" officeooo:paragraph-rsid="000c855f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fo:font-variant="normal" fo:text-transform="none" fo:color="#212121" loext:opacity="100%" style:font-name="Inter" fo:font-size="12pt" fo:letter-spacing="normal" fo:font-style="normal" fo:font-weight="normal" officeooo:paragraph-rsid="000c855f"/>
    </style:style>
    <style:style style:name="P21" style:family="paragraph" style:parent-style-name="Text_20_body">
      <style:paragraph-properties fo:text-align="start" style:justify-single-word="false" style:writing-mode="lr-tb"/>
      <style:text-properties fo:font-variant="normal" fo:text-transform="none" fo:color="#212121" loext:opacity="100%" style:font-name="Inter" fo:font-size="12pt" fo:letter-spacing="normal" fo:font-style="normal" fo:font-weight="normal" officeooo:rsid="000c855f" officeooo:paragraph-rsid="000c855f"/>
    </style:style>
    <style:style style:name="P22" style:family="paragraph" style:parent-style-name="Text_20_body">
      <style:paragraph-properties style:writing-mode="lr-tb"/>
    </style:style>
    <style:style style:name="P23" style:family="paragraph" style:parent-style-name="Text_20_body">
      <style:paragraph-properties style:writing-mode="lr-tb"/>
      <style:text-properties officeooo:paragraph-rsid="00067f66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2151" officeooo:paragraph-rsid="0005215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151" officeooo:paragraph-rsid="000cb11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b115" officeooo:paragraph-rsid="000cb115" style:font-size-asian="12pt" style:font-weight-asian="normal" style:font-size-complex="12pt" style:font-weight-complex="normal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  <style:text-properties officeooo:paragraph-rsid="0008dfdf"/>
    </style:style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2pt" style:text-underline-style="none" fo:font-weight="normal" officeooo:rsid="0008dfdf" officeooo:paragraph-rsid="0008dfdf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052151" style:font-size-asian="12pt" style:font-weight-asian="normal" style:font-size-complex="12pt" style:font-weight-complex="normal"/>
    </style:style>
    <style:style style:name="T2" style:family="text">
      <style:text-properties officeooo:rsid="00053135"/>
    </style:style>
    <style:style style:name="T3" style:family="text">
      <style:text-properties fo:color="#000000" loext:opacity="100%" style:font-name="Liberation Serif" fo:font-size="12pt" style:text-underline-style="none" fo:font-weight="normal" officeooo:rsid="00052151" fo:background-color="#fffffe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Liberation Serif" fo:font-size="12pt" style:text-underline-style="none" fo:font-weight="normal" officeooo:rsid="0009b526" fo:background-color="#fffffe" loext:char-shading-value="0" style:font-size-asian="12pt" style:font-weight-asian="normal" style:font-size-complex="12pt" style:font-weight-complex="normal"/>
    </style:style>
    <style:style style:name="T5" style:family="text">
      <style:text-properties style:font-name="Liberation Sans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text-underline-style="none" fo:font-weight="normal" officeooo:rsid="00052151" style:font-size-asian="12pt" style:font-weight-asian="normal" style:font-size-complex="12pt" style:font-weight-complex="normal"/>
    </style:style>
    <style:style style:name="T8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2b9b62" loext:opacity="100%" fo:font-size="12pt" style:text-underline-style="none" fo:font-weight="normal" officeooo:rsid="00052151" style:font-size-asian="12pt" style:font-weight-asian="normal" style:font-size-complex="12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067f66"/>
    </style:style>
    <style:style style:name="T13" style:family="text">
      <style:text-properties officeooo:rsid="0008dfdf"/>
    </style:style>
    <style:style style:name="T14" style:family="text">
      <style:text-properties officeooo:rsid="0009b52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ade30"/>
    </style:style>
    <style:style style:name="T17" style:family="text">
      <style:text-properties style:text-underline-style="none" officeooo:rsid="0009b526" style:font-size-asian="10.5pt" style:font-weight-asian="normal" style:font-size-complex="12pt" style:font-weight-complex="normal"/>
    </style:style>
    <style:style style:name="T18" style:family="text">
      <style:text-properties style:text-underline-style="none" officeooo:rsid="000c855f" style:font-size-asian="10.5pt" style:font-weight-asian="normal" style:font-size-complex="12pt" style:font-weight-complex="normal"/>
    </style:style>
    <style:style style:name="T19" style:family="text">
      <style:text-properties fo:font-size="9pt"/>
    </style:style>
    <style:style style:name="T20" style:family="text">
      <style:text-properties officeooo:rsid="000c9829"/>
    </style:style>
    <style:style style:name="T21" style:family="text">
      <style:text-properties officeooo:rsid="000cb11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PI Documentation</text:p>
      <text:p text:style-name="P24"/>
      <text:p text:style-name="P4">BOOKSTORE API DOCUMENTATION</text:p>
      <text:p text:style-name="P1"/>
      <text:p text:style-name="P1">Account</text:p>
      <text:p text:style-name="P1"/>
      <text:p text:style-name="P6">1) <text:span text:style-name="T10">Register User</text:span> <text:s/>- <text:span text:style-name="T12">Register</text:span></text:p>
      <text:p text:style-name="P3"><text:s text:c="3"/></text:p>
      <text:p text:style-name="P5">POST - http://localhost:8080/Account/User </text:p>
      <text:p text:style-name="P6"><text:s text:c="3"/></text:p>
      <text:p text:style-name="P6">input -- {</text:p>
      <text:p text:style-name="P6"><text:s text:c="16"/>"userName": "lakshmipriya",</text:p>
      <text:p text:style-name="P6"><text:s text:c="17"/>"password": "Priya1234" <text:s text:c="5"/>--- Password must be (1-UpperCase,1-LowerCase,1-Digit)</text:p>
      <text:p text:style-name="P5"><text:s text:c="18"/>"<text:span text:style-name="T2">confirmPassword</text:span>": "<text:span text:style-name="T2">Priya1234</text:span> " --- <text:span text:style-name="T2">It should match the password</text:span></text:p>
      <text:p text:style-name="P25"><text:s text:c="13"/>}<text:line-break/></text:p>
      <text:p text:style-name="P25"><text:span text:style-name="T21">TRY GOOGLE LOGIN</text:span><text:line-break/><text:span text:style-name="T21">USERNAME</text:span></text:p>
      <text:p text:style-name="P26">EMAIL</text:p>
      <text:p text:style-name="P26">PHONENUMBER</text:p>
      <text:p text:style-name="P26">PASSWORD</text:p>
      <text:p text:style-name="P26">CONFIRMPASSWORD</text:p>
      <text:p text:style-name="P26"/>
      <text:p text:style-name="P26"/>
      <text:p text:style-name="P26"/>
      <text:p text:style-name="P6"/>
      <text:p text:style-name="P6">output -- <text:s text:c="2"/>{</text:p>
      <text:p text:style-name="P6"><text:s text:c="19"/>"userId": "T1FW7",</text:p>
      <text:p text:style-name="P6"><text:s text:c="2"/><text:tab/> <text:s text:c="6"/>"userName": "lakshmipriya",</text:p>
      <text:p text:style-name="P6"><text:s text:c="19"/>"books": []</text:p>
      <text:p text:style-name="P6"><text:tab/> <text:s text:c="4"/>} <text:s text:c="6"/></text:p>
      <text:p text:style-name="P6"/>
      <text:p text:style-name="P6">2) <text:span text:style-name="T10">Check User Authorization</text:span><text:span text:style-name="T12"> <text:s/>- <text:s/>Login</text:span></text:p>
      <text:p text:style-name="P5"><text:s text:c="3"/></text:p>
      <text:p text:style-name="P5">POST - http://localhost:8080/Account/Authorized</text:p>
      <text:p text:style-name="P6"><text:s text:c="3"/></text:p>
      <text:p text:style-name="P6"><text:s/>input -- <text:s/>{</text:p>
      <text:p text:style-name="P6"><text:s text:c="13"/>"userName": "lakshmipriya",</text:p>
      <text:p text:style-name="P6"><text:s text:c="13"/>"password": "Priya1234"</text:p>
      <text:p text:style-name="P6"><text:s text:c="11"/>}</text:p>
      <text:p text:style-name="P6"/>
      <text:p text:style-name="P6"><text:s/>output -- <text:s/>{</text:p>
      <text:p text:style-name="P6"><text:s text:c="21"/>"userId": "T1FW7",</text:p>
      <text:p text:style-name="P14"><text:s text:c="16"/><text:span text:style-name="T5"><text:s/></text:span><text:span text:style-name="T7">"userName": "lakshmipriya",</text:span></text:p>
      <text:p text:style-name="P16"><text:s text:c="22"/>"roleName": "ROLE_USER",</text:p>
      <text:p text:style-name="P13"><text:span text:style-name="T3"><text:s text:c="22"/>"roleId": </text:span><text:span text:style-name="T4">2</text:span><text:span text:style-name="T3">,</text:span> </text:p>
      <text:p text:style-name="P23"><text:span text:style-name="T9"><text:s text:c="22"/></text:span><text:span text:style-name="T1">"token": <text:s/>"eyJhbGciOiJIUzM4NCJ9.eyJzdWIiOiJsYWtzaG1pcHJpeWEiLCJpYXQiOjE2OTc3MDA2NDgsImV4cCI6MTY5ODMwNTQ0OH0.vQUZvqvVri31Txp4A_XgLAy-MPeqUDSizX1t0c2LZr7qWw5pU33cXIfVSCysGggO",</text:span></text:p>
      <text:p text:style-name="P6"><text:soft-page-break/><text:s text:c="4"/><text:tab/> <text:s text:c="10"/>"expires": "2023-10-26T07:30:48.556Z",</text:p>
      <text:p text:style-name="P6"><text:s text:c="3"/><text:tab/> <text:s text:c="10"/>"status": "Success",</text:p>
      <text:p text:style-name="P6"><text:s text:c="4"/><text:tab/> <text:s text:c="10"/>"result": "User authorized successfully"</text:p>
      <text:p text:style-name="P6"><text:s text:c="3"/><text:tab/> <text:s text:c="4"/>}</text:p>
      <text:p text:style-name="P6"><text:s text:c="3"/></text:p>
      <text:p text:style-name="P6"/>
      <text:p text:style-name="P7">3) <text:span text:style-name="T10">Delete User Account</text:span> <text:s text:c="2"/>(Authenticated -- can access by Admin and User) </text:p>
      <text:p text:style-name="P7">DELETE - http://localhost:8080/Account/User/{userId}</text:p>
      <text:p text:style-name="P7"><text:s text:c="3"/>input -- <text:s/>http://localhost:8080/Account/User/T1FW7</text:p>
      <text:p text:style-name="P7"><text:s text:c="3"/><text:span text:style-name="T12">output -- </text:span><text:s/>User Deleted Successfully</text:p>
      <text:p text:style-name="P6"/>
      <text:p text:style-name="P6">4) <text:span text:style-name="T10">Get User Details</text:span> <text:s text:c="4"/>(Authenticated -- can access by Admin and User)</text:p>
      <text:p text:style-name="P6"><text:s text:c="3"/>GET - http://localhost:8080/Account/User/{userId}</text:p>
      <text:p text:style-name="P6"><text:s text:c="3"/></text:p>
      <text:p text:style-name="P6"><text:s/>input -- <text:s/>http://localhost:8080/Account/User/T1FW7 </text:p>
      <text:p text:style-name="P6"><text:s/></text:p>
      <text:p text:style-name="P6"><text:s/>(If User Doesn't have any books) <text:s/></text:p>
      <text:p text:style-name="P6"><text:s/>output -- <text:s text:c="4"/>{</text:p>
      <text:p text:style-name="P6"><text:s text:c="6"/><text:tab/><text:tab/>"userId": "T1FW7",</text:p>
      <text:p text:style-name="P6"><text:s text:c="6"/><text:tab/><text:tab/>"userName": "lakshmipriya",</text:p>
      <text:p text:style-name="P6"><text:s text:c="6"/><text:tab/><text:tab/>"books": []</text:p>
      <text:p text:style-name="P6"><text:s text:c="4"/><text:tab/> <text:s text:c="6"/>} <text:s text:c="6"/></text:p>
      <text:p text:style-name="P6"><text:s text:c="9"/></text:p>
      <text:p text:style-name="P6"><text:s/>(If User have books) <text:s/></text:p>
      <text:p text:style-name="P6"><text:s text:c="3"/>{</text:p>
      <text:p text:style-name="P6"><text:s text:c="4"/>"userId": "T1FW7",</text:p>
      <text:p text:style-name="P6"><text:s text:c="4"/>"userName": "lakshmipriya",</text:p>
      <text:p text:style-name="P6"><text:s text:c="4"/>"books": [</text:p>
      <text:p text:style-name="P6"><text:s text:c="8"/>{</text:p>
      <text:p text:style-name="P6"><text:s text:c="12"/>"userId": "T1FW7",</text:p>
      <text:p text:style-name="P6"><text:s text:c="12"/>"isbn": "9781491950296",</text:p>
      <text:p text:style-name="P6"><text:s text:c="12"/>"title": "Programming JavaScript Applications",</text:p>
      <text:p text:style-name="P6"><text:s text:c="12"/>"subTitle": "Robust Web Architecture with Node, HTML5, and Modern JS Libraries",</text:p>
      <text:p text:style-name="P6"><text:s text:c="12"/>"author": "Eric Elliott",</text:p>
      <text:p text:style-name="P6"><text:s text:c="12"/>"publishDate": "2014-07-01T00:00:00",</text:p>
      <text:p text:style-name="P6"><text:s text:c="12"/>"publisher": "O'Reilly Media",</text:p>
      <text:p text:style-name="P6"><text:s text:c="12"/>"pages": 254,</text:p>
      <text:p text:style-name="P6"><text:s text:c="12"/>"description": "Take advantage of JavaScript's power to build robust web-scale or enterprise applications that are easy to extend and maintain. By applying the design patterns outlined in <text:s/>this practical book, experienced JavaScript developers will learn how to write flex",</text:p>
      <text:p text:style-name="P6"><text:s text:c="12"/>"website": "http://chimera.labs.oreilly.com/books/1234000000262/index.html"</text:p>
      <text:p text:style-name="P6"><text:s text:c="8"/>},</text:p>
      <text:p text:style-name="P6"><text:s text:c="8"/>{</text:p>
      <text:p text:style-name="P6"><text:s text:c="12"/>"userId": "T1FW7",</text:p>
      <text:p text:style-name="P6"><text:s text:c="12"/>"isbn": "9781593277574",</text:p>
      <text:p text:style-name="P6"><text:s text:c="12"/>"title": "Understanding ECMAScript 6",</text:p>
      <text:p text:style-name="P6"><text:s text:c="12"/>"subTitle": "The Definitive Guide for JavaScript Developers",</text:p>
      <text:p text:style-name="P6"><text:s text:c="12"/>"author": "Nicholas C. Zakas",</text:p>
      <text:p text:style-name="P6"><text:s text:c="12"/>"publishDate": "2016-09-03T00:00:00",</text:p>
      <text:p text:style-name="P6"><text:s text:c="12"/>"publisher": "No Starch Press",</text:p>
      <text:p text:style-name="P6"><text:s text:c="12"/>"pages": 352,</text:p>
      <text:p text:style-name="P6"><text:soft-page-break/><text:s text:c="12"/>"description": "ECMAScript 6 represents the biggest update to the core of JavaScript in the history of the language. In Understanding ECMAScript 6, expert developer Nicholas C. Zakas provides a complete guide to the object types, syntax, and other exciting changes that E",</text:p>
      <text:p text:style-name="P6"><text:s text:c="12"/>"website": "https://leanpub.com/understandinges6/read"</text:p>
      <text:p text:style-name="P6"><text:s text:c="8"/>}</text:p>
      <text:p text:style-name="P6"><text:s text:c="4"/>]</text:p>
      <text:p text:style-name="P6">}</text:p>
      <text:p text:style-name="P6"/>
      <text:p text:style-name="P6"/>
      <text:p text:style-name="P6"/>
      <text:p text:style-name="P6"/>
      <text:p text:style-name="P6"/>
      <text:p text:style-name="P2">BookStore</text:p>
      <text:p text:style-name="P2"/>
      <text:p text:style-name="P8">1) <text:span text:style-name="T10">Add a Book</text:span> <text:s text:c="2"/>(Authenticated -- can access by Admin) <text:s/>- <text:span text:style-name="T13">Admin can only add the books</text:span></text:p>
      <text:p text:style-name="P9"><text:s text:c="3"/></text:p>
      <text:p text:style-name="P9">POST - http://localhost:8080/BookStore/Books</text:p>
      <text:p text:style-name="P8"><text:s text:c="3"/></text:p>
      <text:p text:style-name="P8"><text:s text:c="2"/>input -- <text:s text:c="2"/>{</text:p>
      <text:p text:style-name="P8"><text:s text:c="4"/><text:tab/> <text:s text:c="11"/>"isbn": "9781593277574",</text:p>
      <text:p text:style-name="P8"><text:s text:c="6"/><text:tab/><text:tab/>"title": "Understanding ECMAScript 6",</text:p>
      <text:p text:style-name="P8"><text:s text:c="6"/><text:tab/><text:tab/>"subTitle": "The Definitive Guide for JavaScript Developers",</text:p>
      <text:p text:style-name="P8"><text:s text:c="6"/><text:tab/><text:tab/>"author": "Nicholas C. Zakas",</text:p>
      <text:p text:style-name="P8"><text:s text:c="6"/><text:tab/><text:tab/>"publishDate": "2016-09-03T00:00:00.000Z",</text:p>
      <text:p text:style-name="P8"><text:s text:c="5"/><text:tab/><text:tab/>"publisher": "No Starch Press",</text:p>
      <text:p text:style-name="P8"><text:s text:c="5"/><text:tab/><text:tab/>"pages": 352,</text:p>
      <text:p text:style-name="P8"><text:s text:c="6"/><text:tab/><text:tab/>"description": "ECMAScript 6 represents the biggest update to the core of JavaScript in the history of the language. In Understanding ECMAScript 6, expert developer Nicholas C. Zakas provides a complete guide to the object types, syntax, and other exciting changes that E",</text:p>
      <text:p text:style-name="P8"><text:s text:c="4"/><text:tab/><text:tab/>"website": "https://leanpub.com/understandinges6/read"</text:p>
      <text:p text:style-name="P8"><text:s text:c="18"/>}</text:p>
      <text:p text:style-name="P8"><text:s text:c="2"/></text:p>
      <text:p text:style-name="P8"><text:s text:c="2"/></text:p>
      <text:p text:style-name="P8"><text:s text:c="2"/>output -- <text:s text:c="2"/>{</text:p>
      <text:p text:style-name="P8"><text:s text:c="23"/>"id": 8</text:p>
      <text:p text:style-name="P8"><text:s text:c="4"/><text:tab/> <text:s text:c="11"/>"isbn": "9781593277574",</text:p>
      <text:p text:style-name="P8"><text:s text:c="6"/><text:tab/><text:tab/>"title": "Understanding ECMAScript 6",</text:p>
      <text:p text:style-name="P8"><text:s text:c="6"/><text:tab/><text:tab/>"subTitle": "The Definitive Guide for JavaScript Developers",</text:p>
      <text:p text:style-name="P8"><text:s text:c="6"/><text:tab/><text:tab/>"author": "Nicholas C. Zakas",</text:p>
      <text:p text:style-name="P8"><text:s text:c="6"/><text:tab/><text:tab/>"publishDate": "2016-09-03T00:00:00.000Z",</text:p>
      <text:p text:style-name="P8"><text:s text:c="5"/><text:tab/><text:tab/>"publisher": "No Starch Press",</text:p>
      <text:p text:style-name="P8"><text:s text:c="5"/><text:tab/><text:tab/>"pages": 352,</text:p>
      <text:p text:style-name="P8"><text:s text:c="6"/><text:tab/><text:tab/>"description": "ECMAScript 6 represents the biggest update to the core of JavaScript in the history of the language. In Understanding ECMAScript 6, expert developer Nicholas C. Zakas provides a complete guide to the object types, syntax, and other exciting changes that E",</text:p>
      <text:p text:style-name="P8"><text:s text:c="4"/><text:tab/><text:tab/>"website": "<text:a xlink:type="simple" xlink:href="https://leanpub.com/understandinges6/read" text:style-name="Internet_20_link" text:visited-style-name="Visited_20_Internet_20_Link">https://leanpub.com/understandinges6/read</text:a>"</text:p>
      <text:p text:style-name="P10"><text:s text:c="24"/>"<text:span text:style-name="T16">message</text:span>"<text:span text:style-name="T16">:</text:span>"<text:span text:style-name="T16">Book added succesfully.</text:span>"</text:p>
      <text:p text:style-name="P8"><text:s text:c="17"/>} </text:p>
      <text:p text:style-name="P8"/>
      <text:p text:style-name="P8"/>
      <text:p text:style-name="P12"><text:span text:style-name="T10">Validations</text:span> :</text:p>
      <text:p text:style-name="P11"><text:span text:style-name="Strong_20_Emphasis"/></text:p>
      <text:list xml:id="list1407550135" text:style-name="L1">
        <text:list-header>
          <text:p text:style-name="P30"><text:soft-page-break/><text:span text:style-name="Strong_20_Emphasis">ISBN:</text:span><text:span text:style-name="Strong_20_Emphasis"><text:span text:style-name="T15"> Must be a 12-digit number.</text:span></text:span></text:p>
          <text:p text:style-name="P28"><text:span text:style-name="Strong_20_Emphasis">Title:</text:span> Not null and must be unique.</text:p>
          <text:p text:style-name="P28"><text:span text:style-name="Strong_20_Emphasis">Subtitle:</text:span> Not null.</text:p>
          <text:p text:style-name="P29"><text:span text:style-name="Strong_20_Emphasis">Author:</text:span> Not null.</text:p>
          <text:p text:style-name="P29"><text:span text:style-name="Strong_20_Emphasis">Publish Date:</text:span> Should be in the format dd-MM-yyyy.</text:p>
          <text:p text:style-name="P29"><text:span text:style-name="Strong_20_Emphasis">Publisher:</text:span> Not null.</text:p>
          <text:p text:style-name="P29"><text:span text:style-name="Strong_20_Emphasis">Pages:</text:span> Not null and should be a positive integer (at least one page).</text:p>
          <text:p text:style-name="P29"><text:span text:style-name="Strong_20_Emphasis">Description:</text:span> Not null.</text:p>
          <text:p text:style-name="P27"><text:span text:style-name="Strong_20_Emphasis">Website:</text:span> Not null and should be a valid URL.</text:p>
        </text:list-header>
      </text:list>
      <text:p text:style-name="P11"/>
      <text:p text:style-name="P11"/>
      <text:p text:style-name="P11"><text:s text:c="3"/></text:p>
      <text:p text:style-name="P11">2) <text:span text:style-name="T10">Delete a Book</text:span> <text:s/>(Authenticated -- can access by Admin)</text:p>
      <text:p text:style-name="P11"><text:s/></text:p>
      <text:p text:style-name="P11"><text:s text:c="2"/>DELETE - http://localhost:8080/BookStore/Books/{isbn}</text:p>
      <text:p text:style-name="P11"><text:s text:c="3"/></text:p>
      <text:p text:style-name="P11"><text:s text:c="2"/>input -- <text:s/>http://localhost:8080/BookStore/Books/9781491950296</text:p>
      <text:p text:style-name="P11"><text:s text:c="2"/></text:p>
      <text:p text:style-name="P11"><text:s text:c="2"/></text:p>
      <text:p text:style-name="P11"><text:s text:c="2"/></text:p>
      <text:p text:style-name="P11"><text:s text:c="2"/>output -- <text:s/>{</text:p>
      <text:p text:style-name="P11"><text:s text:c="3"/><text:tab/><text:tab/> "isbn": "9781593277571",</text:p>
      <text:p text:style-name="P11"><text:s text:c="3"/><text:tab/><text:tab/> "message": "Book deleted successfully"</text:p>
      <text:p text:style-name="P11"><text:s text:c="13"/>}</text:p>
      <text:p text:style-name="P11"><text:s text:c="3"/></text:p>
      <text:p text:style-name="P11"/>
      <text:p text:style-name="P11"/>
      <text:p text:style-name="P11">3) <text:span text:style-name="T10">Get All Books</text:span> <text:s/>- For all the users and admin</text:p>
      <text:p text:style-name="P11"/>
      <text:p text:style-name="P11"><text:s text:c="3"/>GET - http://localhost:8080/BookStore/Books</text:p>
      <text:p text:style-name="P11"><text:s text:c="5"/></text:p>
      <text:p text:style-name="P11"><text:s text:c="2"/>input -- <text:s text:c="2"/>http://localhost:8080/BookStore/Books</text:p>
      <text:p text:style-name="P11"><text:s text:c="2"/></text:p>
      <text:p text:style-name="P11"><text:s text:c="2"/>output -- <text:s/>All the books present in the Books table will be the output.</text:p>
      <text:p text:style-name="P11"/>
      <text:p text:style-name="P11">4) <text:span text:style-name="T10">Get Book by ISBN</text:span> - For all the users and admin</text:p>
      <text:p text:style-name="P11"><text:s/></text:p>
      <text:p text:style-name="P11"><text:s text:c="2"/>GET - http://localhost:8080/BookStore/Books/{isbn}</text:p>
      <text:p text:style-name="P11"><text:s text:c="3"/></text:p>
      <text:p text:style-name="P11"><text:s text:c="2"/>input -- <text:s text:c="2"/>http://localhost:8080/BookStore/Books/9781449325862</text:p>
      <text:p text:style-name="P11"><text:s text:c="2"/></text:p>
      <text:p text:style-name="P11"><text:s text:c="2"/>output -- <text:s/>{</text:p>
      <text:p text:style-name="P11"><text:s text:c="2"/><text:tab/><text:tab/>"id": 1,</text:p>
      <text:p text:style-name="P11"><text:s text:c="4"/><text:tab/><text:tab/>"isbn": "9781449325862",</text:p>
      <text:p text:style-name="P11"><text:s text:c="3"/><text:tab/><text:tab/>"title": "Git Pocket Guide",</text:p>
      <text:p text:style-name="P11"><text:s text:c="4"/><text:tab/><text:tab/>"subTitle": "A Working Introduction",</text:p>
      <text:p text:style-name="P11"><text:s text:c="4"/><text:tab/><text:tab/>"author": "Richard E. Silverman",</text:p>
      <text:p text:style-name="P11"><text:tab/><text:tab/>"publishDate": "2020-06-04T08:48:39",</text:p>
      <text:p text:style-name="P11"><text:s text:c="3"/><text:tab/><text:tab/>"publisher": "O'Reilly Media",</text:p>
      <text:p text:style-name="P11"><text:s text:c="4"/><text:tab/><text:tab/>"pages": 234,</text:p>
      <text:p text:style-name="P11"><text:soft-page-break/><text:s text:c="4"/><text:tab/><text:tab/>"description": "This pocket guide is the perfect on-the-job companion to Git, the distributed version control system. It provides a compact, readable introduction to Git for new users, as well as a reference to common commands and procedures for those of you with Git exp",</text:p>
      <text:p text:style-name="P11"><text:s text:c="4"/><text:tab/><text:tab/>"website": "http://chimera.labs.oreilly.com/books/1230000000561/index.html"</text:p>
      <text:p text:style-name="P11"><text:tab/> <text:s text:c="3"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 <text:span text:style-name="T10">Add a Book to a User</text:span> <text:s text:c="2"/>(Authenticated -- can access by Admin and User)</text:p>
      <text:p text:style-name="P11"/>
      <text:p text:style-name="P11"><text:s text:c="3"/>POST - http://localhost:8080/BookStore/Book</text:p>
      <text:p text:style-name="P11"><text:s text:c="3"/></text:p>
      <text:p text:style-name="P11"><text:s text:c="2"/>input -- <text:s text:c="7"/>{</text:p>
      <text:p text:style-name="P11"><text:s text:c="2"/><text:tab/><text:tab/> <text:s text:c="3"/>"userId": "T1FW7",</text:p>
      <text:p text:style-name="P11"><text:s text:c="20"/>"collectionOfIsbns": [</text:p>
      <text:p text:style-name="P11"><text:s text:c="4"/><text:tab/> <text:s text:c="14"/>{</text:p>
      <text:p text:style-name="P11"><text:s text:c="6"/><text:tab/><text:tab/> <text:s text:c="8"/>"isbn": "9781491950296" <text:s text:c="5"/></text:p>
      <text:p text:style-name="P11"><text:s text:c="4"/><text:tab/><text:tab/> <text:s text:c="6"/>},</text:p>
      <text:p text:style-name="P11"><text:s text:c="4"/><text:tab/><text:tab/> <text:s text:c="6"/>{</text:p>
      <text:p text:style-name="P11"><text:s text:c="7"/><text:tab/><text:tab/><text:tab/> "isbn":"9781593277574"</text:p>
      <text:p text:style-name="P11"><text:s text:c="3"/><text:tab/><text:tab/> <text:s text:c="6"/>}</text:p>
      <text:p text:style-name="P11"><text:s/><text:tab/><text:tab/> <text:s text:c="3"/>]</text:p>
      <text:p text:style-name="P11"><text:s text:c="18"/>}</text:p>
      <text:p text:style-name="P11"><text:s text:c="2"/></text:p>
      <text:p text:style-name="P11"><text:s text:c="2"/>output -- <text:s text:c="4"/>{</text:p>
      <text:p text:style-name="P11"><text:s text:c="3"/><text:tab/><text:tab/> "userId": "T1FW7",</text:p>
      <text:p text:style-name="P11"><text:s text:c="3"/><text:tab/> <text:tab/> "message": "Book added successfully!"</text:p>
      <text:p text:style-name="P11"><text:tab/><text:tab/>}</text:p>
      <text:p text:style-name="P11"/>
      <text:p text:style-name="P11">6) <text:span text:style-name="T10">Update a Book for a User </text:span><text:s text:c="2"/>(Authenticated -- can access by Admin and User)</text:p>
      <text:p text:style-name="P11"><text:s/></text:p>
      <text:p text:style-name="P11"><text:s text:c="2"/>PUT - http://localhost:8080/BookStore/Book/{isbn}</text:p>
      <text:p text:style-name="P11"><text:s text:c="3"/></text:p>
      <text:p text:style-name="P11"><text:s text:c="2"/>input -- <text:s/>http://localhost:8080/BookStore/Book/9781491950296</text:p>
      <text:p text:style-name="P11"><text:s text:c="2"/></text:p>
      <text:p text:style-name="P11"><text:s text:c="11"/>{</text:p>
      <text:p text:style-name="P11"><text:s text:c="3"/><text:tab/> <text:s text:c="4"/>"userId":"7GWSJ",</text:p>
      <text:p text:style-name="P11"><text:s text:c="13"/>"isbn":"9781449331818"</text:p>
      <text:p text:style-name="P11"><text:tab/> <text:s text:c="2"/>}</text:p>
      <text:p text:style-name="P11"><text:s/></text:p>
      <text:p text:style-name="P11"><text:s text:c="2"/>output -- <text:s/>{</text:p>
      <text:p text:style-name="P11"><text:s text:c="15"/>"code": 200,</text:p>
      <text:p text:style-name="P11"><text:s text:c="15"/>"message": "Book Updated Successfully"</text:p>
      <text:p text:style-name="P11"><text:s text:c="13"/>}</text:p>
      <text:p text:style-name="P11"/>
      <text:p text:style-name="P11">7) <text:span text:style-name="T10">Delete a Book from a User</text:span> <text:s text:c="2"/>(Authenticated -- can access by Admin and User)</text:p>
      <text:p text:style-name="P11"><text:s/></text:p>
      <text:p text:style-name="P11"><text:soft-page-break/><text:s text:c="2"/>DELETE - http://localhost:8080/BookStore/Book</text:p>
      <text:p text:style-name="P11"/>
      <text:p text:style-name="P11"><text:s text:c="2"/>input -- <text:s text:c="4"/>{</text:p>
      <text:p text:style-name="P11"><text:s/><text:tab/><text:tab/> "isbn": "9781491950296",</text:p>
      <text:p text:style-name="P11"><text:s text:c="2"/><text:tab/><text:tab/> "userId": "7GWSJ"</text:p>
      <text:p text:style-name="P11"><text:tab/> <text:s text:c="6"/>}</text:p>
      <text:p text:style-name="P11"/>
      <text:p text:style-name="P11"><text:s text:c="2"/>output -- <text:s text:c="2"/>{</text:p>
      <text:p text:style-name="P11"><text:s/><text:tab/><text:tab/> "isbn": "9781491950296",</text:p>
      <text:p text:style-name="P11"><text:s text:c="2"/><text:tab/><text:tab/> "userId": "7GWSJ"</text:p>
      <text:p text:style-name="P11"><text:s text:c="2"/><text:tab/><text:tab/> "message" : "Book Deleted successfully"</text:p>
      <text:p text:style-name="P11"><text:tab/> <text:s text:c="5"/>}</text:p>
      <text:p text:style-name="P11"/>
      <text:p text:style-name="P11">8) <text:span text:style-name="T10">Delete All Books From User</text:span> (Authenticated -- can access by Admin and User)</text:p>
      <text:p text:style-name="P11"/>
      <text:p text:style-name="P11"><text:s text:c="2"/>DELETE - input -- <text:s/>http://localhost:8080/BookStore/Book/{userId}</text:p>
      <text:p text:style-name="P11"><text:s text:c="2"/></text:p>
      <text:p text:style-name="P11"><text:s text:c="2"/>output -- {</text:p>
      <text:p text:style-name="P11"><text:s/><text:tab/> <text:s text:c="5"/>"userId": "PGZ6J",</text:p>
      <text:p text:style-name="P11"><text:s text:c="4"/><text:tab/> <text:s text:c="5"/>"message": "Books deleted successfully "</text:p>
      <text:p text:style-name="P11"><text:tab/> <text:s text:c="3"/>}</text:p>
      <text:p text:style-name="P11"/>
      <text:p text:style-name="P11"/>
      <text:p text:style-name="P11"/>
      <text:p text:style-name="P11"/>
      <text:p text:style-name="P11"><text:span text:style-name="T11">Forgot Password</text:span> : </text:p>
      <text:p text:style-name="P11"/>
      <text:p text:style-name="P17"><text:span text:style-name="T6">POST</text:span> - <text:a xlink:type="simple" xlink:href="http://localhost:8080/Account/forgotpassword" text:style-name="Internet_20_link" text:visited-style-name="Visited_20_Internet_20_Link"><text:span text:style-name="T6">http://localhost:8080/Account/forgotpassword</text:span></text:a></text:p>
      <text:p text:style-name="P17"/>
      <text:p text:style-name="P15">{</text:p>
      <text:p text:style-name="P15"><text:s text:c="2"/>"userName": "<text:span text:style-name="T13">NewUser</text:span>",</text:p>
      <text:p text:style-name="P15"><text:s text:c="2"/>"newPassword": "<text:span text:style-name="T13">Newuser</text:span>1234",</text:p>
      <text:p text:style-name="P15"><text:s text:c="2"/>"confirmPassword":"<text:span text:style-name="T13">Newuser</text:span>1234"</text:p>
      <text:p text:style-name="P15">} </text:p>
      <text:p text:style-name="P17"/>
      <text:p text:style-name="P17"/>
      <text:p text:style-name="P18"><text:span text:style-name="T8">Captcha Verification Api</text:span><text:span text:style-name="T6"> </text:span>:</text:p>
      <text:p text:style-name="P22"/>
      <text:p text:style-name="P22"><text:span text:style-name="T14">Post</text:span> : <text:a xlink:type="simple" xlink:href="http://localhost:8080/Account/verify" office:target-frame-name="_blank" xlink:show="new" text:style-name="Internet_20_link" text:visited-style-name="Visited_20_Internet_20_Link">http://localhost:8080/Account/verify</text:a><text:line-break/><text:line-break/>Note : check in browser not in postman</text:p>
      <text:p text:style-name="P17"/>
      <text:p text:style-name="P19"><text:span text:style-name="T11">Logout</text:span> : </text:p>
      <text:p text:style-name="P19"/>
      <text:p text:style-name="P20"><text:span text:style-name="T17">Post</text:span><text:span text:style-name="T18"> : </text:span><text:a xlink:type="simple" xlink:href="http://localhost:8080/Account/logout/PGZ6J" text:style-name="Internet_20_link" text:visited-style-name="Visited_20_Internet_20_Link"><text:span text:style-name="T19">http://localhost:8080/Account/logout/PGZ6J</text:span></text:a></text:p>
      <text:p text:style-name="P21">Basic Auth : Credentianls of the user</text:p>
      <text:p text:style-name="P21">output : Logout Successfu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0:29:17.499445719</meta:creation-date>
    <dc:date>2024-04-25T12:29:26.514005804</dc:date>
    <meta:editing-duration>PT17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233" meta:word-count="877" meta:character-count="8455" meta:non-whitespace-character-count="6270"/>
  </office:meta>
</office:document-meta>
</file>